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5231" officeooo:paragraph-rsid="00115231" style:font-weight-asian="bold" style:font-weight-complex="bold"/>
    </style:style>
    <style:style style:name="P2" style:family="paragraph" style:parent-style-name="Standard">
      <style:text-properties fo:font-weight="normal" officeooo:rsid="00115231" officeooo:paragraph-rsid="00115231" style:font-weight-asian="normal" style:font-weight-complex="normal"/>
    </style:style>
    <style:style style:name="P3" style:family="paragraph" style:parent-style-name="Standard">
      <style:text-properties fo:font-weight="normal" officeooo:rsid="0014fd86" officeooo:paragraph-rsid="00115231" style:font-weight-asian="normal" style:font-weight-complex="normal"/>
    </style:style>
    <style:style style:name="P4" style:family="paragraph" style:parent-style-name="Standard">
      <style:text-properties fo:font-weight="normal" officeooo:rsid="0014fd86" officeooo:paragraph-rsid="0014fd86" style:font-weight-asian="normal" style:font-weight-complex="normal"/>
    </style:style>
    <style:style style:name="P5" style:family="paragraph" style:parent-style-name="Standard">
      <style:text-properties fo:font-weight="normal" officeooo:rsid="00162bd6" officeooo:paragraph-rsid="00162bd6" style:font-weight-asian="normal" style:font-weight-complex="normal"/>
    </style:style>
    <style:style style:name="P6" style:family="paragraph" style:parent-style-name="Standard">
      <style:text-properties fo:font-weight="normal" officeooo:rsid="0016ba34" officeooo:paragraph-rsid="0016ba34" style:font-weight-asian="normal" style:font-weight-complex="normal"/>
    </style:style>
    <style:style style:name="P7" style:family="paragraph" style:parent-style-name="Standard">
      <style:text-properties fo:font-weight="normal" officeooo:rsid="0017746f" officeooo:paragraph-rsid="0017746f" style:font-weight-asian="normal" style:font-weight-complex="normal"/>
    </style:style>
    <style:style style:name="P8" style:family="paragraph" style:parent-style-name="Standard">
      <style:text-properties fo:font-weight="normal" officeooo:rsid="001ac708" officeooo:paragraph-rsid="001ac708" style:font-weight-asian="normal" style:font-weight-complex="normal"/>
    </style:style>
    <style:style style:name="P9" style:family="paragraph" style:parent-style-name="Standard">
      <style:text-properties fo:font-weight="normal" officeooo:rsid="001d162a" officeooo:paragraph-rsid="001d162a" style:font-weight-asian="normal" style:font-weight-complex="normal"/>
    </style:style>
    <style:style style:name="P10" style:family="paragraph" style:parent-style-name="Standard">
      <style:text-properties fo:font-weight="normal" officeooo:rsid="001f093e" officeooo:paragraph-rsid="001f093e" style:font-weight-asian="normal" style:font-weight-complex="normal"/>
    </style:style>
    <style:style style:name="P11" style:family="paragraph" style:parent-style-name="Standard">
      <style:text-properties fo:font-weight="normal" officeooo:rsid="002016c4" officeooo:paragraph-rsid="002016c4" style:font-weight-asian="normal" style:font-weight-complex="normal"/>
    </style:style>
    <style:style style:name="P12" style:family="paragraph" style:parent-style-name="Standard">
      <style:text-properties officeooo:paragraph-rsid="00115231"/>
    </style:style>
    <style:style style:name="P13" style:family="paragraph" style:parent-style-name="Standard">
      <style:text-properties fo:font-weight="normal" officeooo:rsid="002273d5" officeooo:paragraph-rsid="002273d5" style:font-weight-asian="normal" style:font-weight-complex="normal"/>
    </style:style>
    <style:style style:name="P14" style:family="paragraph" style:parent-style-name="Standard">
      <style:text-properties fo:font-weight="normal" officeooo:rsid="00245003" officeooo:paragraph-rsid="00245003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normal" officeooo:rsid="0012cf9c" style:font-weight-asian="normal" style:font-weight-complex="normal"/>
    </style:style>
    <style:style style:name="T3" style:family="text">
      <style:text-properties fo:font-weight="normal" officeooo:rsid="0014fd86" style:font-weight-asian="normal" style:font-weight-complex="normal"/>
    </style:style>
    <style:style style:name="T4" style:family="text">
      <style:text-properties fo:font-weight="normal" officeooo:rsid="00192fd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 LIFE USER – SIMULATOR KEYS</text:p>
      <text:p text:style-name="P2"/>
      <text:p text:style-name="P2">Chris – iphone14 Pro</text:p>
      <text:p text:style-name="P2">Leroy – iphone14 pro max</text:p>
      <text:p text:style-name="P12"><text:span text:style-name="T2">h</text:span><text:span text:style-name="T4">i</text:span><text:span text:style-name="T2">ma</text:span><text:span text:style-name="T3">nsh</text:span><text:span text:style-name="T4">ee</text:span><text:span text:style-name="T3"> – iphone 13 pro max</text:span></text:p>
      <text:p text:style-name="P3">jeff – iphone 13 pro</text:p>
      <text:p text:style-name="P4">katie - iphone 12 pro max</text:p>
      <text:p text:style-name="P5">mohammed – iphone 12</text:p>
      <text:p text:style-name="P6">sarah – iphone xr</text:p>
      <text:p text:style-name="P6">shaneequa – iphone x</text:p>
      <text:p text:style-name="P7">eagle – ipad (10<text:span text:style-name="T1">th</text:span> generation)</text:p>
      <text:p text:style-name="P8">john</text:p>
      <text:p text:style-name="P8">yiLin</text:p>
      <text:p text:style-name="P8">lavender</text:p>
      <text:p text:style-name="P9">terrell</text:p>
      <text:p text:style-name="P10">teaghan</text:p>
      <text:p text:style-name="P10">johnny</text:p>
      <text:p text:style-name="P11">nidhi</text:p>
      <text:p text:style-name="P13">ravi</text:p>
      <text:p text:style-name="P14">susy Q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15T00:06:29.361894516</meta:creation-date>
    <dc:date>2023-10-09T23:51:24.574035091</dc:date>
    <meta:editing-duration>P18DT10H46M9S</meta:editing-duration>
    <meta:editing-cycles>10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19" meta:word-count="50" meta:character-count="288" meta:non-whitespace-character-count="248"/>
  </office:meta>
</office:document-meta>
</file>